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officeooo:rsid="00080df7"/>
    </style:style>
    <style:style style:name="T2" style:family="text">
      <style:text-properties officeooo:rsid="00080df7" fo:background-color="#00a65d" loext:char-shading-value="0"/>
    </style:style>
    <style:style style:name="T3" style:family="text">
      <style:text-properties officeooo:rsid="00080df7" fo:background-color="#00a65d" loext:char-shading-value="0"/>
    </style:style>
    <style:style style:name="T4" style:family="text">
      <style:text-properties officeooo:rsid="00080df7" fo:background-color="#ef413d" loext:char-shading-value="0"/>
    </style:style>
    <style:style style:name="T5" style:family="text">
      <style:text-properties officeooo:rsid="00080df7" fo:background-color="#ef413d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6402092-7fff-96af-60e1-c48a7c196023"/>1) Introduction</text:p>
      <text:p text:style-name="P2">This section will give the introduction and motivation for the segmentation task and explain why this is an important field in terms of current trends in autonomous systems. <text:span text:style-name="T3">OK</text:span></text:p>
      <text:p text:style-name="P3">2) Research and theory</text:p>
      <text:list xml:id="list2541339470" text:style-name="L1">
        <text:list-item>
          <text:p text:style-name="P4">Difference between class segmentation and instance segmentation <text:span text:style-name="T3">OK</text:span></text:p>
        </text:list-item>
        <text:list-item>
          <text:p text:style-name="P8">Image segmentation - not involving machine learning (basic description, classical approaches) <text:span text:style-name="T3">OK</text:span></text:p>
        </text:list-item>
        <text:list-item>
          <text:p text:style-name="P8">General neural networks terms</text:p>
          <text:list>
            <text:list-item>
              <text:p text:style-name="P8">McCulloh-Pitts neurons <text:span text:style-name="T3">OK</text:span></text:p>
            </text:list-item>
            <text:list-item>
              <text:p text:style-name="P8">Activation functions <text:span text:style-name="T5">NOK</text:span></text:p>
            </text:list-item>
            <text:list-item>
              <text:p text:style-name="P8">Backpropagation</text:p>
            </text:list-item>
            <text:list-item>
              <text:p text:style-name="P8">Loss Function</text:p>
            </text:list-item>
            <text:list-item>
              <text:p text:style-name="P8">Multilayer Perceptrons</text:p>
            </text:list-item>
            <text:list-item>
              <text:p text:style-name="P8">Optimization algorithms (SDG, Adam, AdaDelta...)</text:p>
            </text:list-item>
            <text:list-item>
              <text:p text:style-name="P8">Techniques for improving net training performance (L2 regularization, momentum...)</text:p>
            </text:list-item>
            <text:list-item>
              <text:p text:style-name="P8">Techniques to fight against net overfitting (dropout, prunning…), etc…)</text:p>
            </text:list-item>
            <text:list-item>
              <text:p text:style-name="P8">Choosing net hyperparameters</text:p>
            </text:list-item>
          </text:list>
        </text:list-item>
        <text:list-item>
          <text:p text:style-name="P8">Convolutional neural networks</text:p>
          <text:list>
            <text:list-item>
              <text:p text:style-name="P8">Brief history</text:p>
            </text:list-item>
            <text:list-item>
              <text:p text:style-name="P8">Basic description of the most groundbreaking architectures winning ImageNet challenge (these are used as an encoder for segmentation networks)</text:p>
            </text:list-item>
          </text:list>
        </text:list-item>
        <text:list-item>
          <text:p text:style-name="P8">Image segmentation - involving machine learning</text:p>
          <text:list>
            <text:list-item>
              <text:p text:style-name="P8">Using deconvolution (DeconvNet)</text:p>
            </text:list-item>
            <text:list-item>
              <text:p text:style-name="P8">Fully convolutional networks (FCN)</text:p>
            </text:list-item>
            <text:list-item>
              <text:p text:style-name="P8">Using Conditional random fields (DeepLab)</text:p>
            </text:list-item>
          </text:list>
        </text:list-item>
        <text:list-item>
          <text:p text:style-name="P8">SegNet and Bayesian SegNet - encoder/decoder architecture</text:p>
        </text:list-item>
        <text:list-item>
          <text:p text:style-name="P8">Data augmentation techniques</text:p>
          <text:list>
            <text:list-item>
              <text:p text:style-name="P8">Mirroring, random crops, scales etc.</text:p>
            </text:list-item>
          </text:list>
        </text:list-item>
      </text:list>
      <text:p text:style-name="P3">4) Implementation and method</text:p>
      <text:list xml:id="list1162842749" text:style-name="L2">
        <text:list-item>
          <text:p text:style-name="P5">Brief introduction of NN frameworks (Caffe, Pytorch, Tensorflow)</text:p>
        </text:list-item>
        <text:list-item>
          <text:p text:style-name="P9">Caffe version 1.0</text:p>
        </text:list-item>
        <text:list-item>
          <text:p text:style-name="P9">Installation/building components from source</text:p>
        </text:list-item>
        <text:list-item>
          <text:p text:style-name="P9">Hardware considerations for training conv nets (GPU vs CPU, cloud training)</text:p>
        </text:list-item>
        <text:list-item>
          <text:p text:style-name="P9">GPU support packages (CUDA)</text:p>
        </text:list-item>
        <text:list-item>
          <text:p text:style-name="P9">Setting up SegNet training in Caffe under Linux</text:p>
        </text:list-item>
        <text:list-item>
          <text:p text:style-name="P9">Creating auxiliary Python scripts for data visualization</text:p>
        </text:list-item>
        <text:list-item>
          <text:p text:style-name="P9">Creating custom dataset (Labelbox)</text:p>
        </text:list-item>
      </text:list>
      <text:p text:style-name="P3">5) Results</text:p>
      <text:list xml:id="list1202414578" text:style-name="L3">
        <text:list-item>
          <text:p text:style-name="P6">SegNet, Bayesian SegNet - results for 2 classes on custom dataset, various hyperparameters, with and without data augmentation</text:p>
        </text:list-item>
        <text:list-item>
          <text:p text:style-name="P10">SegNet Basic, Bayesian SegNet Basic (shallower versions of the above) - results for 2 classes on custom dataset, various hyperparameters, with and without data augmentation</text:p>
        </text:list-item>
      </text:list>
      <text:p text:style-name="P3">6) Discussion and future work</text:p>
      <text:list xml:id="list520827137" text:style-name="L4">
        <text:list-item>
          <text:p text:style-name="P7">More complex net architectures out there that give promising results for more complicated scenes (ResNet, ...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32:15.589696620</meta:creation-date>
    <dc:date>2020-04-10T12:16:40.154188866</dc:date>
    <meta:editing-duration>PT5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305" meta:character-count="2062" meta:non-whitespace-character-count="1829"/>
  </office:meta>
</office:document-meta>
</file>